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know the parts of the computer:</text:p>
      <text:p text:style-name="Standard"><text:tab/>Input</text:p>
      <text:p text:style-name="Standard"><text:tab/>Output</text:p>
      <text:p text:style-name="Standard"><text:tab/>Control</text:p>
      <text:p text:style-name="Standard"><text:tab/>Memory</text:p>
      <text:p text:style-name="Standard"><text:tab/>ALU</text:p>
      <text:p text:style-name="Standard"/>
      <text:p text:style-name="Standard"><text:tab/>bit <text:s/>OVI</text:p>
      <text:p text:style-name="Standard"><text:tab/><text:tab/>Switch – Slow</text:p>
      <text:p text:style-name="Standard"><text:tab/><text:tab/><text:tab/>Manual</text:p>
      <text:p text:style-name="Standard"><text:tab/><text:tab/>Electronic Switch – Speed of light</text:p>
      <text:p text:style-name="Standard"><text:tab/><text:tab/><text:tab/>Logi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22T09:42:53</meta:creation-date>
    <dc:date>2011-11-22T10:49:12</dc:date>
    <dc:creator>Braden Licastro</dc:creator>
    <meta:editing-duration>PT00H51M0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25" meta:character-count="145"/>
  </office:meta>
</office:document-meta>
</file>